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84306" officeooo:paragraph-rsid="00184306"/>
    </style:style>
    <style:style style:name="P2" style:family="paragraph" style:parent-style-name="Standard">
      <style:text-properties officeooo:rsid="001a36e5" officeooo:paragraph-rsid="001a36e5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break_5f_pageAfter">
      <style:paragraph-properties fo:break-after="page"/>
    </style:style>
    <style:style style:name="P5" style:family="paragraph" style:parent-style-name="break_5f_pageBefore">
      <style:paragraph-properties fo:break-before="page"/>
    </style:style>
    <style:style style:name="P6" style:family="paragraph" style:parent-style-name="break_5f_pageAfter">
      <style:paragraph-properties fo:break-after="page"/>
    </style:style>
    <style:style style:name="T1" style:family="text">
      <style:text-properties officeooo:rsid="001a1049"/>
    </style:style>
    <style:style style:name="T2" style:family="text">
      <style:text-properties officeooo:rsid="001a36e5"/>
    </style:style>
    <style:style style:name="T3" style:family="text">
      <style:text-properties officeooo:rsid="001bc4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ge breaks can from from SvxBreak::PageAfter. <text:s/>Blue-line edit and delete were not taking <text:span text:style-name="T3">that into account.</text:span></text:p>
      <text:p text:style-name="P4">So, edit this blue line. It should pick up the PageAfter paragraph <text:span text:style-name="T2">from the previous page, and NOT delete the PageAfter on this pag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1" draw:display-name="Gradient 1" draw:style="linear" draw:start-color="#ffffff" draw:end-color="#dddddd" draw:start-intensity="100%" draw:end-intensity="100%" draw:angle="0deg" draw:border="67%"/>
    <draw:gradient draw:name="Gradient_20_2" draw:display-name="Gradient 2" draw:style="linear" draw:start-color="#ffe994" draw:end-color="#55215b" draw:start-intensity="100%" draw:end-intensity="100%" draw:angle="0deg" draw:border="67%"/>
    <draw:gradient draw:name="Gradient_20_3" draw:display-name="Gradient 3" draw:style="linear" draw:start-color="#ffe994" draw:end-color="#55215b" draw:start-intensity="100%" draw:end-intensity="100%" draw:angle="0deg" draw:border="66%"/>
    <draw:gradient draw:name="Gradient_20_4" draw:display-name="Gradient 4" draw:style="linear" draw:start-color="#650953" draw:end-color="#ffde59" draw:start-intensity="100%" draw:end-intensity="100%" draw:angle="0deg" draw:border="0%"/>
    <draw:gradient draw:name="Gradient_20_5" draw:display-name="Gradient 5" draw:style="linear" draw:start-color="#ffe994" draw:end-color="#650953" draw:start-intensity="100%" draw:end-intensity="100%" draw:angle="180deg" draw:border="66%"/>
    <draw:gradient draw:name="Submarine" draw:style="linear" draw:start-color="#dde8cb" draw:end-color="#b4c7dc" draw:start-intensity="100%" draw:end-intensity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reak_5f_pageAfter" style:display-name="break_pageAfter" style:family="paragraph" style:parent-style-name="Standard" style:class="text" style:master-page-name="">
      <loext:graphic-properties draw:fill="gradient" draw:fill-gradient-name="Gradient_20_3" draw:gradient-step-count="64"/>
      <style:paragraph-properties fo:margin-top="0in" fo:margin-bottom="0in" style:contextual-spacing="false" style:page-number="auto" fo:break-after="page" fo:background-color="#aa8578" fo:padding-left="0in" fo:padding-right="0in" fo:padding-top="0in" fo:padding-bottom="0.0783in" fo:border="none"/>
    </style:style>
    <style:style style:name="break_5f_pageBefore" style:display-name="break_pageBefore" style:family="paragraph" style:parent-style-name="Standard" style:class="text" style:master-page-name="">
      <loext:graphic-properties draw:fill="gradient" draw:fill-gradient-name="Gradient_20_5" draw:gradient-step-count="32"/>
      <style:paragraph-properties style:page-number="auto" fo:break-before="page" fo:background-color="#b27974" fo:padding-left="0in" fo:padding-right="0in" fo:padding-top="0.0783in" fo:padding-bottom="0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1T10:48:06.335087867</meta:creation-date>
    <dc:date>2020-12-21T17:29:07.251729587</dc:date>
    <meta:editing-duration>PT37M40S</meta:editing-duration>
    <meta:editing-cycles>9</meta:editing-cycles>
    <meta:generator>LibreOfficeDev/7.2.0.0.alpha0$Linux_X86_64 LibreOffice_project/4484accf4d331a95ebf8475d6cd91950f4c27bcc</meta:generator>
    <meta:document-statistic meta:table-count="0" meta:image-count="0" meta:object-count="0" meta:page-count="2" meta:paragraph-count="2" meta:word-count="40" meta:character-count="241" meta:non-whitespace-character-count="202"/>
  </office:meta>
</office:document-meta>
</file>